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/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Paragraphedeliste" style:list-style-name="LFO2" style:family="paragraph">
      <style:paragraph-properties fo:margin-bottom="0in" fo:line-height="100%"/>
    </style:style>
    <style:style style:name="P16" style:parent-style-name="Paragraphedeliste" style:list-style-name="LFO2" style:family="paragraph">
      <style:paragraph-properties fo:margin-bottom="0in" fo:line-height="100%"/>
    </style:style>
    <style:style style:name="P17" style:parent-style-name="Paragraphedeliste" style:list-style-name="LFO2" style:family="paragraph">
      <style:paragraph-properties fo:margin-bottom="0in" fo:line-height="100%"/>
    </style:style>
    <style:style style:name="P18" style:parent-style-name="Paragraphedeliste" style:list-style-name="LFO2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Paragraphedeliste" style:list-style-name="LFO2" style:family="paragraph">
      <style:paragraph-properties fo:margin-bottom="0in" fo:line-height="100%"/>
    </style:style>
    <style:style style:name="P22" style:parent-style-name="Paragraphedeliste" style:list-style-name="LFO2" style:family="paragraph">
      <style:paragraph-properties fo:margin-bottom="0in" fo:line-height="100%"/>
    </style:style>
    <style:style style:name="P23" style:parent-style-name="Paragraphedeliste" style:list-style-name="LFO2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Paragraphedeliste" style:list-style-name="LFO1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Paragraphedeliste" style:list-style-name="LFO2" style:family="paragraph">
      <style:paragraph-properties style:text-autospace="none" fo:margin-bottom="0in" fo:line-height="100%"/>
    </style:style>
    <style:style style:name="T59" style:parent-style-name="Policepardéfaut" style:family="text">
      <style:text-properties style:font-name-complex="Calibri"/>
    </style:style>
    <style:style style:name="T60" style:parent-style-name="Policepardéfaut" style:family="text">
      <style:text-properties style:font-name-complex="Calibri" style:font-weight-complex="bold" fo:font-size="12pt" style:font-size-asian="12pt" style:font-size-complex="12pt"/>
    </style:style>
    <style:style style:name="T61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T62" style:parent-style-name="Policepardéfaut" style:family="text">
      <style:text-properties style:font-name-complex="Calibri" style:font-weight-complex="bold" fo:font-size="12pt" style:font-size-asian="12pt" style:font-size-complex="12pt"/>
    </style:style>
    <style:style style:name="T63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P64" style:parent-style-name="Paragraphedeliste" style:list-style-name="LFO2" style:family="paragraph">
      <style:paragraph-properties fo:margin-bottom="0in" fo:line-height="100%"/>
    </style:style>
    <style:style style:name="T65" style:parent-style-name="Policepardéfaut" style:family="text">
      <style:text-properties style:font-name-complex="Calibri"/>
    </style:style>
    <style:style style:name="T66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T67" style:parent-style-name="Policepardéfaut" style:family="text">
      <style:text-properties style:font-name-complex="Calibri" style:font-weight-complex="bold" fo:font-size="12pt" style:font-size-asian="12pt" style:font-size-complex="12pt"/>
    </style:style>
    <style:style style:name="T68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P69" style:parent-style-name="Paragraphedeliste" style:list-style-name="LFO2" style:family="paragraph">
      <style:paragraph-properties fo:margin-bottom="0in" fo:line-height="100%"/>
    </style:style>
    <style:style style:name="T70" style:parent-style-name="Policepardéfaut" style:family="text">
      <style:text-properties style:font-name-complex="Calibri"/>
    </style:style>
    <style:style style:name="T71" style:parent-style-name="Policepardéfaut" style:family="text">
      <style:text-properties style:font-name-complex="Calibri"/>
    </style:style>
    <style:style style:name="T72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T73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T74" style:parent-style-name="Policepardéfaut" style:family="text">
      <style:text-properties style:font-name-complex="Calibri"/>
    </style:style>
    <style:style style:name="T75" style:parent-style-name="Policepardéfaut" style:family="text">
      <style:text-properties style:font-name-complex="Calibri" style:font-weight-complex="bold" fo:font-size="12pt" style:font-size-asian="12pt" style:font-size-complex="12pt"/>
    </style:style>
    <style:style style:name="T76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T77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T78" style:parent-style-name="Policepardéfaut" style:family="text">
      <style:text-properties style:font-name-complex="Calibri" style:font-weight-complex="bold" fo:font-size="12pt" style:font-size-asian="12pt" style:font-size-complex="12pt"/>
    </style:style>
    <style:style style:name="T79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T80" style:parent-style-name="Policepardéfaut" style:family="text">
      <style:text-properties style:font-name-complex="Calibri" style:font-weight-complex="bold" fo:font-size="7pt" style:font-size-asian="7pt" style:font-size-complex="7pt"/>
    </style:style>
    <style:style style:name="P81" style:parent-style-name="Paragraphedeliste" style:family="paragraph">
      <style:paragraph-properties fo:margin-bottom="0in" fo:line-height="100%"/>
      <style:text-properties style:font-name-complex="Calibri"/>
    </style:style>
    <style:style style:name="P82" style:parent-style-name="Paragraphedeliste" style:list-style-name="LFO1" style:family="paragraph">
      <style:paragraph-properties fo:margin-bottom="0in" fo:line-height="100%"/>
      <style:text-properties style:font-name-complex="Calibri"/>
    </style:style>
    <style:style style:name="P83" style:parent-style-name="Normal" style:family="paragraph">
      <style:paragraph-properties fo:margin-bottom="0in" fo:line-height="100%"/>
      <style:text-properties style:font-name-complex="Calibri"/>
    </style:style>
    <style:style style:name="P8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ext:p text:style-name="P1">Hydrologie et hydrogéologie</text:p>
      <text:p text:style-name="P2"/>
      <text:list text:style-name="LFO1" text:continue-numbering="true">
        <text:list-item>
          <text:p text:style-name="P3">Eléments d’hydrologie de surface</text:p>
        </text:list-item>
      </text:list>
      <text:p text:style-name="Normal"/>
      <text:p text:style-name="P4">hydrologie : étude du cycle de l’eau naturelle</text:p>
      <text:p text:style-name="P5">hydrologie de surface : écoulements dans le réseau hydrographique</text:p>
      <text:p text:style-name="P6">hydrogéologie : étudie les eaux souterraines</text:p>
      <text:p text:style-name="P7">précipitations : quasi-totalité de l’alimentation de l’eau souterraine</text:p>
      <text:p text:style-name="P8">pluie -&gt; humidification du sol ou ruissellement ou évaporation</text:p>
      <text:p text:style-name="P9">renouvellement très rapide de l’humidité atmosphérique : moyenne de 9 jours</text:p>
      <text:p text:style-name="P10">conservation des volumes d’eau dans un bassin versant</text:p>
      <text:p text:style-name="P11">eau souterraine : eau provenant de la surface + eau provenant des roches</text:p>
      <text:p text:style-name="P12">ensemble des cours d’eau naturels ou artificiels permanents ou temporaires participent à l’écoulement</text:p>
      <text:p text:style-name="P13"/>
      <text:p text:style-name="P14">différenciation du réseau hydrographique :</text:p>
      <text:list text:style-name="LFO2" text:continue-numbering="true">
        <text:list-item>
          <text:p text:style-name="P15">Géologie</text:p>
        </text:list-item>
        <text:list-item>
          <text:p text:style-name="P16">Climat</text:p>
        </text:list-item>
        <text:list-item>
          <text:p text:style-name="P17">Pente du terrain</text:p>
        </text:list-item>
        <text:list-item>
          <text:p text:style-name="P18">Présence humaine</text:p>
        </text:list-item>
      </text:list>
      <text:p text:style-name="P19"/>
      <text:p text:style-name="P20">4 types de précipitations :</text:p>
      <text:list text:style-name="LFO2" text:continue-numbering="true">
        <text:list-item>
          <text:p text:style-name="P21">Convectives </text:p>
        </text:list-item>
        <text:list-item>
          <text:p text:style-name="P22">Orographiques</text:p>
        </text:list-item>
        <text:list-item>
          <text:p text:style-name="P23">Frontales</text:p>
        </text:list-item>
      </text:list>
      <text:p text:style-name="P24"/>
      <text:p text:style-name="P25">fronts froids : précipitations brèves, peu étendues et intense</text:p>
      <text:p text:style-name="P26">fronts chauds : précipitations longues, étendues peu intense<text:s/></text:p>
      <text:p text:style-name="P27"/>
      <text:p text:style-name="P28">pluviomètre :<text:s/>instrument de mesure des précipitations liquides ou solides -&gt; quantité totale dans un temps donné</text:p>
      <text:p text:style-name="P29">pluviographe : instrument captant la précipitation de la manière que le pluviomètre mais avec un système permettant de connaître les intensités</text:p>
      <text:p text:style-name="P30">lysimètre : mesure d’évaporation d’eau par la perte de poids</text:p>
      <text:p text:style-name="P31"/>
      <text:p text:style-name="P32">régime simple :<text:s/>une seule alternance annuelle de haute et basse eaux et un seul mode d’alimentation</text:p>
      <text:p text:style-name="P33">régime mixte : 2 maxima et 2 minima, plusieurs modes d’alimentations</text:p>
      <text:p text:style-name="P34">régime complexe : plusieurs extremas et modes d’alimentation</text:p>
      <text:p text:style-name="P35">bilan hydrologique = débit + infiltration + évapotranspiration +/- variation des stocks</text:p>
      <text:p text:style-name="P36"/>
      <text:p text:style-name="P37">débit = précipitation – eau infiltrée – eau évaporée</text:p>
      <text:p text:style-name="P38"/>
      <text:list text:style-name="LFO1" text:continue-numbering="true">
        <text:list-item>
          <text:p text:style-name="P39">Hydrogéologie descriptive</text:p>
        </text:list-item>
      </text:list>
      <text:p text:style-name="P40"/>
      <text:p text:style-name="P41">Porosité totale = volume des vides/volume total de la roche</text:p>
      <text:p text:style-name="P42">Surface spécifique = surface totale des vides (fissures)/volume total du milieu</text:p>
      <text:p text:style-name="P43"/>
      <text:p text:style-name="P44">Eau adsorbée : eau collée sur le grain dû aux charges</text:p>
      <text:soft-page-break/>
      <text:p text:style-name="P45">Eau pelliculaire : on peut l’extraire</text:p>
      <text:p text:style-name="P46">Porosité efficace : porosité utile pour la circulation de l’eau</text:p>
      <text:p text:style-name="P47"/>
      <text:p text:style-name="P48">Zone de transition : eau transit vers le bas</text:p>
      <text:p text:style-name="P49">Zone capillaire : zone où l’eau est retenue par capillarité</text:p>
      <text:p text:style-name="P50"/>
      <text:p text:style-name="P51">Aquifère : formation hydrogéologique où on a une circulation d’eau</text:p>
      <text:p text:style-name="P52">Aquifuge : formation géologique où il ne peut pas avoir la présence d’eau</text:p>
      <text:p text:style-name="P53">Aquiclude : formation géologique pouvant contenir de l’eau mais pas la faire circuler</text:p>
      <text:p text:style-name="P54">Aquitard : formation géologique de faible conductivité hydraulique mais flux faibles vers d’autres aquifères</text:p>
      <text:p text:style-name="P55">Nappe : ensemble des eaux comprises dans la zone saturée d’un aquifère dont toutes les parties ont une liaison hydraulique</text:p>
      <text:p text:style-name="P56">Perméabilité : aptitude d’un milieu à laisser passer un fluide</text:p>
      <text:p text:style-name="P57"/>
      <text:list text:style-name="LFO2" text:continue-numbering="true">
        <text:list-item>
          <text:p text:style-name="P58"><text:span text:style-name="T59">Perméables : K&gt;</text:span><text:span text:style-name="T60">10</text:span><text:span text:style-name="T61">-5<text:s/></text:span><text:span text:style-name="T62">m.s</text:span><text:span text:style-name="T63">-1</text:span></text:p>
        </text:list-item>
        <text:list-item>
          <text:p text:style-name="P64"><text:span text:style-name="T65">Imperméables K&lt;10</text:span><text:span text:style-name="T66">-9<text:s/></text:span><text:span text:style-name="T67">m.s</text:span><text:span text:style-name="T68">-1</text:span></text:p>
        </text:list-item>
        <text:list-item>
          <text:p text:style-name="P69"><text:span text:style-name="T70">Semi – perméable<text:s/></text:span><text:span text:style-name="T71">10</text:span><text:span text:style-name="T72">-9</text:span><text:span text:style-name="T73"><text:s/></text:span><text:span text:style-name="T74">&lt; K &lt;<text:s/></text:span><text:span text:style-name="T75">10</text:span><text:span text:style-name="T76">-5</text:span><text:span text:style-name="T77"><text:s/></text:span><text:span text:style-name="T78">m.s</text:span><text:span text:style-name="T79">-1</text:span><text:span text:style-name="T80"><text:s text:c="2"/></text:span></text:p>
        </text:list-item>
      </text:list>
      <text:p text:style-name="P81"/>
      <text:list text:style-name="LFO1" text:continue-numbering="true">
        <text:list-item>
          <text:p text:style-name="P82">Dynamique des écoulements naturels</text:p>
        </text:list-item>
      </text:list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1-22T08:11:00Z</meta:creation-date>
    <dc:date>2020-01-22T09:37:00Z</dc:date>
    <meta:template xlink:href="Normal" xlink:type="simple"/>
    <meta:editing-cycles>5</meta:editing-cycles>
    <meta:editing-duration>PT5160S</meta:editing-duration>
    <meta:document-statistic meta:page-count="2" meta:paragraph-count="5" meta:word-count="419" meta:character-count="2719" meta:row-count="19" meta:non-whitespace-character-count="2305"/>
  </office:meta>
</office:document-meta>
</file>